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 style:list-style-name="L5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ges.</text:h>
      <text:p text:style-name="Text_20_body">Vous avez un rouleau d'étiquettes ou de feuillets partiellement utilisé, et vous voulez savoir approximativement combien il en reste.</text:p>
      <text:list xml:id="list1580126919568155964" text:style-name="L1">
        <text:list-item>
          <text:p text:style-name="P3">C++</text:p>
        </text:list-item>
        <text:list-item>
          <text:p text:style-name="P3">Structures ?</text:p>
        </text:list-item>
        <text:list-item>
          <text:p text:style-name="P3">Documentation du code.</text:p>
        </text:list-item>
      </text:list>
      <text:h text:style-name="Heading_20_1" text:outline-level="1">Version alpha :</text:h>
      <text:list xml:id="list1540874494726478853" text:style-name="L2">
        <text:list-item>
          <text:p text:style-name="P4">Données en dur.</text:p>
        </text:list-item>
        <text:list-item>
          <text:p text:style-name="P4">Affiche texte (valeurs en dur) et valeurs, calculs.</text:p>
        </text:list-item>
      </text:list>
      <text:p text:style-name="Standard">Temps estimé : &lt; 1/2 journée.</text:p>
      <text:p text:style-name="Standard">Temps réel : &lt; 1 h.</text:p>
      <text:h text:style-name="Heading_20_1" text:outline-level="1">Version béta :</text:h>
      <text:list xml:id="list3566407790367191467" text:style-name="L3">
        <text:list-item>
          <text:p text:style-name="P5">Demandes des valeurs.</text:p>
        </text:list-item>
      </text:list>
      <text:p text:style-name="Standard">Temps estimé : &lt; 1/2 journée.</text:p>
      <text:p text:style-name="Standard">Temps réel : &lt; 1 h.</text:p>
      <text:h text:style-name="Heading_20_1" text:outline-level="1">Version 1 : </text:h>
      <text:list xml:id="list7473372758769721927" text:style-name="L4">
        <text:list-item>
          <text:p text:style-name="P1">Enregistre les résultats dans un fichier, pour un inventaire.</text:p>
        </text:list-item>
      </text:list>
      <text:p text:style-name="Standard">Temps estimé : &lt; 1/2 journée.</text:p>
      <text:h text:style-name="Heading_20_1" text:outline-level="1">Version 2 :</text:h>
      <text:list xml:id="list5773697903783226344" text:style-name="L5">
        <text:list-item>
          <text:p text:style-name="P6">Fichiers des étiquettes, par référence.</text:p>
        </text:list-item>
      </text:list>
      <text:p text:style-name="Standard">Temps estimé : 1/2 journée.</text:p>
      <text:h text:style-name="Heading_20_1" text:outline-level="1">Version 3 :</text:h>
      <text:list xml:id="list32288026" text:continue-list="list7473372758769721927" text:style-name="L4">
        <text:list-item>
          <text:p text:style-name="P1">Menu.</text:p>
        </text:list-item>
      </text:list>
      <text:list xml:id="list32283672" text:continue-list="list5773697903783226344" text:style-name="L5">
        <text:list-item>
          <text:p text:style-name="P2">Langues par fichier.</text:p>
        </text:list-item>
        <text:list-item>
          <text:p text:style-name="P2">Codage UF8 des sources et langues.</text:p>
        </text:list-item>
      </text:list>
      <text:p text:style-name="Standard">Temps estimé : 1/2 journée.</text:p>
      <text:p text:style-name="Standard"/>
      <text:h text:style-name="Heading_20_1" text:outline-level="1">Divers : </text:h>
      <text:p text:style-name="Standard">Temps estimé du cahier des charges : environ 1h.</text:p>
      <text:p text:style-name="Standard">Temps réel du cahier des charges : moins d'1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10S</meta:editing-duration>
    <meta:editing-cycles>27</meta:editing-cycles>
    <meta:generator>OpenOffice/4.1.6$Win32 OpenOffice.org_project/416m1$Build-9790</meta:generator>
    <dc:date>2019-08-24T12:07:06.10</dc:date>
    <meta:document-statistic meta:table-count="0" meta:image-count="0" meta:object-count="0" meta:page-count="1" meta:paragraph-count="28" meta:word-count="152" meta:character-count="791"/>
    <meta:user-defined meta:name="Info 1"/>
    <meta:user-defined meta:name="Info 2"/>
    <meta:user-defined meta:name="Info 3"/>
    <meta:user-defined meta:name="Info 4"/>
  </office:meta>
</office:document-meta>
</file>